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wiss"/>
    <style:font-face style:name="Times new roman" svg:font-family="'Times new roman'" style:font-family-generic="roman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style:font-name="Times new roman" fo:font-size="14pt" officeooo:paragraph-rsid="00186a2f" style:font-size-asian="14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style:font-name="Times new roman" fo:font-size="14pt" officeooo:paragraph-rsid="00186a2f" style:font-size-asian="14pt" style:font-size-complex="14pt"/>
    </style:style>
    <style:style style:name="P3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TAhoma" fo:font-size="18pt" fo:font-style="normal" fo:font-weight="bold" officeooo:paragraph-rsid="001c6a77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/>
    </style:style>
    <style:style style:name="P9" style:family="paragraph" style:parent-style-name="Standard" style:list-style-name="L1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style:font-name="Times new roman" fo:font-size="14pt" style:font-size-asian="14pt" style:font-size-complex="14pt"/>
    </style:style>
    <style:style style:name="P10" style:family="paragraph" style:parent-style-name="Standard" style:list-style-name="L1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11" style:family="paragraph" style:parent-style-name="Standard" style:list-style-name="L2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style:font-name="Times new roman" fo:font-size="14pt" officeooo:paragraph-rsid="00186a2f" style:font-size-asian="14pt" style:font-size-complex="14pt"/>
    </style:style>
    <style:style style:name="P12" style:family="paragraph" style:parent-style-name="Standard" style:list-style-name="L2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13" style:family="paragraph" style:parent-style-name="Standard" style:list-style-name="L2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style="italic" style:text-underline-style="wave" style:text-underline-width="auto" style:text-underline-color="font-color" style:font-style-asian="italic" style:font-style-complex="italic"/>
    </style:style>
    <style:style style:name="T3" style:family="text">
      <style:text-properties style:text-line-through-style="none" style:text-line-through-type="none" fo:font-style="italic" style:text-underline-style="wave" style:text-underline-width="auto" style:text-underline-color="font-color" style:font-style-asian="italic" style:font-style-complex="italic"/>
    </style:style>
    <style:style style:name="T4" style:family="text">
      <style:text-properties style:font-name="Times new roman" fo:font-size="14pt" fo:font-style="italic" style:text-underline-style="wave" style:text-underline-width="auto" style:text-underline-color="font-color" style:font-size-asian="14pt" style:font-style-asian="italic" style:font-size-complex="14pt" style:font-style-complex="italic"/>
    </style:style>
    <style:style style:name="T5" style:family="text">
      <style:text-properties style:font-name="Times new roman" fo:font-size="14pt" style:font-size-asian="14pt" style:font-size-complex="14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Компьютерные сети</text:p>
      <text:p text:style-name="P1"><text:span text:style-name="T1">Компьютерная сеть</text:span> (англ. Computer Network от net - сеть, и work - работа) - это система обмена информацией между компьютерами. Представляет собой совокупность трёх компонент:</text:p>
      <text:list text:style-name="L2">
        <text:list-item>
          <text:p text:style-name="P12">сети передачи данных (включающей в себя каналы передачи данных и средства коммуникации);</text:p>
        </text:list-item>
        <text:list-item>
          <text:p text:style-name="P12">компьютеров, взаимосвязанных сетью передачи данных:</text:p>
        </text:list-item>
        <text:list-item>
          <text:p text:style-name="P11">сетевого программного обеспечения.</text:p>
        </text:list-item>
      </text:list>
      <text:p text:style-name="P2">Пользователи компьютерной сети получают возможность совместно</text:p>
      <text:p text:style-name="P4">использовать её программные, технические, информационные и организационные ресурсы.</text:p>
      <text:p text:style-name="P3">По степени географического распространения сети делятся на:</text:p>
      <text:list text:style-name="L1">
        <text:list-item>
          <text:p text:style-name="P10">локальные,</text:p>
        </text:list-item>
        <text:list-item>
          <text:p text:style-name="P9">городские,</text:p>
        </text:list-item>
        <text:list-item>
          <text:p text:style-name="P9">корпоративные,</text:p>
        </text:list-item>
        <text:list-item>
          <text:p text:style-name="P9">региональные,</text:p>
        </text:list-item>
        <text:list-item>
          <text:p text:style-name="P9">глобальные и др.</text:p>
        </text:list-item>
      </text:list>
      <text:p text:style-name="P3"><text:span text:style-name="T2">Локальная сеть</text:span> - сеть, связывающая компьютеры в пределах одной комнаты, здания или предприятия.</text:p>
      <text:p text:style-name="P3"><text:span text:style-name="T3">Городская сеть</text:span> - сеть, обслуживающая информационные потребности большого города.</text:p>
      <text:p text:style-name="P8"><text:span text:style-name="T4">Корпоративная сеть</text:span><text:span text:style-name="T5"> - сеть, объединяющая предприятия одной отрасли (энергетики, социального страхования и др.)</text:span></text:p>
      <text:p text:style-name="P3"><text:span text:style-name="T2">Региональная сеть</text:span> - обслуживающая информационные потребности области, региона.</text:p>
      <text:p text:style-name="P3"><text:span text:style-name="T2">Глобальная сеть</text:span> - сеть, соединяющая компьютеры, удалённые географически наибольшие расстояния друг от друга. Отличается от <text:soft-page-break/>локальной сети более протяжёнными коммуникациями (спутниковыми, кабельными и др.). Глобальная сеть объединяет локальные сети. Пример глобальной сети - сеть Интернет.</text:p>
      <text:p text:style-name="P6">Интернет</text:p>
      <text:p text:style-name="P3">Интернет - гигантская всемирная компьютерная сеть, объединяющая десятки тысяч сетей всего мира. Её назначение - обеспечить любому желающему постоянный доступ к любой информации. Интернет предлагает практически неограниченные информационные ресурсы, полезные сведения, учёбу, развлечения, возможность общения с компетентными людьми, услуги удаленного доступа, передачи файлов, электронной почты и многое другое. Интернет обеспечивает принципиально новый способ общения людей, не имеющий аналогов в мире.</text:p>
      <text:p text:style-name="P3">Сеть состоит из связанных между собой компьютеров. Связь осуществляется через центральные компьютеры - серверы. Серверы в свою очередь связаны между собой. Один сервер обслуживает множество компьютеров.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wiss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.499cm" fo:margin-left="3cm" fo:margin-right="3.08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5T14:37:37.653838739</meta:creation-date>
    <dc:date>2023-11-14T15:08:20.243000000</dc:date>
    <meta:editing-duration>PT53M9S</meta:editing-duration>
    <meta:editing-cycles>23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21" meta:word-count="248" meta:character-count="2000" meta:non-whitespace-character-count="1781"/>
  </office:meta>
</office:document-meta>
</file>